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ffffff" draw:auto-grow-height="true" draw:auto-grow-width="false" fo:max-height="0cm" fo:min-height="1.55cm"/>
    </style:style>
    <style:style style:name="gr2" style:family="graphic" style:parent-style-name="standard">
      <style:graphic-properties draw:stroke="solid" svg:stroke-color="#000000" draw:fill="none" draw:fill-color="#ffffff" draw:textarea-vertical-align="middle" draw:auto-grow-height="true" draw:auto-grow-width="false" fo:max-height="0cm" fo:min-height="1.566cm"/>
    </style:style>
    <style:style style:name="gr3" style:family="graphic" style:parent-style-name="standard">
      <style:graphic-properties draw:stroke="none" draw:fill="none" fo:min-height="1.424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solid" svg:stroke-color="#000000" draw:fill="none" draw:fill-color="#ffffff" draw:auto-grow-height="true" draw:auto-grow-width="false" fo:max-height="0cm" fo:min-height="0.75cm"/>
    </style:style>
    <style:style style:name="gr7" style:family="graphic" style:parent-style-name="standard">
      <style:graphic-properties draw:stroke="solid" svg:stroke-color="#000000" draw:fill="none" draw:fill-color="#ffffff" draw:auto-grow-height="true" draw:auto-grow-width="false" fo:max-height="0cm" fo:min-height="0cm"/>
    </style:style>
    <style:style style:name="gr8" style:family="graphic" style:parent-style-name="standard">
      <style:graphic-properties draw:stroke="dash" draw:stroke-dash="Fine_20_Dashed" draw:fill="none" draw:textarea-horizontal-align="justify" draw:textarea-vertical-align="middle" draw:auto-grow-height="false"/>
    </style:style>
    <style:style style:name="gr9" style:family="graphic">
      <style:graphic-properties style:protect="size"/>
    </style:style>
    <style:style style:name="gr10" style:family="graphic" style:parent-style-name="standard">
      <style:graphic-properties svg:stroke-color="#83caff" draw:fill="solid" draw:fill-color="#ffffcc" draw:textarea-horizontal-align="justify" draw:textarea-vertical-align="middle" draw:auto-grow-height="false"/>
    </style:style>
    <style:style style:name="gr11" style:family="graphic" style:parent-style-name="standard">
      <style:graphic-properties draw:stroke="none" draw:fill="none" fo:min-height="0.713cm"/>
    </style:style>
    <style:style style:name="gr12" style:family="graphic" style:parent-style-name="standard">
      <style:graphic-properties draw:stroke="solid" svg:stroke-color="#000000" draw:fill="none" draw:fill-color="#ffffff" draw:auto-grow-height="true" draw:auto-grow-width="false" fo:max-height="0cm" fo:min-height="0.95cm"/>
    </style:style>
    <style:style style:name="gr13" style:family="graphic" style:parent-style-name="standard">
      <style:graphic-properties draw:stroke="none" svg:stroke-color="#000000" draw:fill="none" draw:fill-color="#ffffff" draw:auto-grow-height="true" draw:auto-grow-width="false" fo:max-height="0cm" fo:min-height="0.95cm"/>
    </style:style>
    <style:style style:name="gr14" style:family="graphic" style:parent-style-name="standard">
      <style:graphic-properties draw:stroke="none" svg:stroke-color="#000000" draw:fill="none" draw:fill-color="#ffffff" draw:auto-grow-height="true" draw:auto-grow-width="false" fo:max-height="0cm" fo:min-height="1.55cm"/>
    </style:style>
    <style:style style:name="gr15" style:family="graphic" style:parent-style-name="standard">
      <style:graphic-properties draw:stroke="none" draw:fill="none" fo:min-height="0.641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1" style:family="paragraph">
      <style:paragraph-properties fo:text-align="center"/>
    </style:style>
    <style:style style:name="P2" style:family="paragraph">
      <style:text-properties style:font-size-asian="20pt"/>
    </style:style>
    <style:style style:name="P3" style:family="paragraph">
      <style:paragraph-properties fo:text-align="start"/>
    </style:style>
    <style:style style:name="P4" style:family="paragraph">
      <style:text-properties fo:font-size="14pt"/>
    </style:style>
    <style:style style:name="P5" style:family="paragraph">
      <style:paragraph-properties fo:text-align="center"/>
      <style:text-properties fo:font-size="14pt"/>
    </style:style>
    <style:style style:name="P6" style:family="paragraph">
      <style:text-properties fo:font-size="14pt" fo:text-shadow="none" style:font-size-asian="14pt" style:font-size-complex="14pt"/>
    </style:style>
    <style:style style:name="P7" style:family="paragraph">
      <style:text-properties fo:font-size="18pt"/>
    </style:style>
    <style:style style:name="T1" style:family="text">
      <style:text-properties fo:font-size="14pt" fo:text-shadow="none" style:font-size-asian="14pt" style:font-size-complex="14pt"/>
    </style:style>
    <style:style style:name="T2" style:family="text">
      <style:text-properties fo:font-size="14pt" fo:text-shadow="none" fo:font-weight="bold" style:font-size-asian="14pt" style:font-weight-asian="bold" style:font-size-complex="14pt" style:font-weight-complex="bold"/>
    </style:style>
    <style:style style:name="T3" style:family="text">
      <style:text-properties fo:font-size="18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自動計算システム</text:p>
          </draw:text-box>
        </draw:frame>
        <draw:frame draw:style-name="gr1" draw:text-style-name="P1" draw:layer="layout" svg:width="5.6cm" svg:height="1.8cm" svg:x="7cm" svg:y="4.457cm">
          <draw:text-box>
            <text:p text:style-name="P1">フロントエンドPC</text:p>
            <text:p text:style-name="P1">Job scheduler</text:p>
          </draw:text-box>
        </draw:frame>
        <draw:frame draw:style-name="gr2" draw:text-style-name="P1" draw:layer="layout" svg:width="5cm" svg:height="1.816cm" svg:x="14.6cm" svg:y="4.367cm">
          <draw:text-box>
            <text:p text:style-name="P1">計算サーバー</text:p>
          </draw:text-box>
        </draw:frame>
        <draw:frame draw:style-name="gr3" draw:layer="layout" svg:width="15.8cm" svg:height="2.312cm" svg:x="6cm" svg:y="6.657cm">
          <draw:text-box>
            <text:list text:style-name="L1">
              <text:list-item>
                <text:p>Job schedulerが動き、jobを管理できる。</text:p>
              </text:list-item>
              <text:list-item>
                <text:p>計算時間は無制限。</text:p>
              </text:list-item>
              <text:list-item>
                <text:p>homogeneous環境</text:p>
              </text:list-item>
            </text:list>
          </draw:text-box>
        </draw:frame>
        <draw:frame draw:style-name="gr4" draw:layer="layout" svg:width="5.6cm" svg:height="0.962cm" svg:x="2.2cm" svg:y="4cm">
          <draw:text-box>
            <text:p>PCクラスタ</text:p>
          </draw:text-box>
        </draw:frame>
        <draw:line draw:style-name="gr5" draw:text-style-name="P1" draw:layer="layout" svg:x1="12.8cm" svg:y1="5.057cm" svg:x2="14.6cm" svg:y2="5.057cm">
          <text:p/>
        </draw:line>
        <draw:line draw:style-name="gr5" draw:text-style-name="P1" draw:layer="layout" svg:x1="14.4cm" svg:y1="5.457cm" svg:x2="12.8cm" svg:y2="5.457cm">
          <text:p/>
        </draw:line>
        <draw:frame draw:style-name="gr4" draw:layer="layout" svg:width="12.8cm" svg:height="0.89cm" svg:x="1.9cm" svg:y="9.8cm">
          <draw:text-box>
            <text:p>外部大型計算機</text:p>
          </draw:text-box>
        </draw:frame>
        <draw:frame draw:style-name="gr6" draw:layer="layout" svg:width="1.6cm" svg:height="1cm" svg:x="4.7cm" svg:y="13cm">
          <draw:text-box>
            <text:p>PC</text:p>
          </draw:text-box>
        </draw:frame>
        <draw:frame draw:style-name="gr7" draw:text-style-name="P1" draw:layer="layout" svg:width="5cm" svg:height="2.24cm" svg:x="10.1cm" svg:y="10.7cm">
          <draw:text-box>
            <text:p text:style-name="P1">外部計算機フロントエンド</text:p>
            <text:p text:style-name="P1">Job scheduler1</text:p>
          </draw:text-box>
        </draw:frame>
        <draw:line draw:style-name="gr5" draw:text-style-name="P1" draw:layer="layout" svg:x1="6.9cm" svg:y1="13.2cm" svg:x2="8.7cm" svg:y2="13.2cm">
          <text:p/>
        </draw:line>
        <draw:line draw:style-name="gr5" draw:text-style-name="P1" draw:layer="layout" svg:x1="8.5cm" svg:y1="13.8cm" svg:x2="6.9cm" svg:y2="13.8cm">
          <text:p/>
        </draw:line>
        <draw:frame draw:style-name="gr2" draw:text-style-name="P1" draw:layer="layout" svg:width="5cm" svg:height="1.816cm" svg:x="17.3cm" svg:y="10.8cm">
          <draw:text-box>
            <text:p text:style-name="P1">計算サーバー</text:p>
          </draw:text-box>
        </draw:frame>
        <draw:line draw:style-name="gr5" draw:text-style-name="P1" draw:layer="layout" svg:x1="15.5cm" svg:y1="11.49cm" svg:x2="17.3cm" svg:y2="11.49cm">
          <text:p/>
        </draw:line>
        <draw:line draw:style-name="gr5" draw:text-style-name="P1" draw:layer="layout" svg:x1="17.1cm" svg:y1="11.89cm" svg:x2="15.5cm" svg:y2="11.89cm">
          <text:p/>
        </draw:line>
        <draw:custom-shape draw:style-name="gr8" draw:text-style-name="P1" draw:layer="layout" svg:width="13.6cm" svg:height="2.8cm" svg:x="9.4cm" svg:y="10.4cm">
          <text:p/>
          <draw:enhanced-geometry svg:viewBox="0 0 21600 21600" draw:type="rectangle" draw:enhanced-path="M 0 0 L 21600 0 21600 21600 0 21600 0 0 Z N"/>
        </draw:custom-shape>
        <draw:frame draw:style-name="gr7" draw:text-style-name="P1" draw:layer="layout" svg:width="5cm" svg:height="2.24cm" svg:x="10cm" svg:y="14.1cm">
          <draw:text-box>
            <text:p text:style-name="P1">外部計算機フロントエンド</text:p>
            <text:p text:style-name="P1">Job scheduler2</text:p>
          </draw:text-box>
        </draw:frame>
        <draw:frame draw:style-name="gr2" draw:text-style-name="P1" draw:layer="layout" svg:width="5cm" svg:height="1.816cm" svg:x="17.2cm" svg:y="14.2cm">
          <draw:text-box>
            <text:p text:style-name="P1">計算サーバー</text:p>
          </draw:text-box>
        </draw:frame>
        <draw:line draw:style-name="gr5" draw:text-style-name="P1" draw:layer="layout" svg:x1="15.4cm" svg:y1="14.89cm" svg:x2="17.2cm" svg:y2="14.89cm">
          <text:p/>
        </draw:line>
        <draw:line draw:style-name="gr5" draw:text-style-name="P1" draw:layer="layout" svg:x1="17cm" svg:y1="15.29cm" svg:x2="15.4cm" svg:y2="15.29cm">
          <text:p/>
        </draw:line>
        <draw:custom-shape draw:style-name="gr8" draw:text-style-name="P1" draw:layer="layout" svg:width="13.6cm" svg:height="2.8cm" svg:x="9.3cm" svg:y="13.8cm">
          <text:p/>
          <draw:enhanced-geometry svg:viewBox="0 0 21600 21600" draw:type="rectangle" draw:enhanced-path="M 0 0 L 21600 0 21600 21600 0 21600 0 0 Z N"/>
        </draw:custom-shape>
        <draw:frame draw:style-name="gr3" draw:layer="layout" svg:width="19cm" svg:height="2.312cm" svg:x="5.8cm" svg:y="17.288cm">
          <draw:text-box>
            <text:list text:style-name="L1">
              <text:list-item>
                <text:p>PCではJob schedulerが動かないのでjobを管理できない。</text:p>
              </text:list-item>
              <text:list-item>
                <text:p>計算時間は制限される。</text:p>
              </text:list-item>
              <text:list-item>
                <text:p>heterogeneous環境</text:p>
              </text:list-item>
            </text:list>
          </draw:text-box>
        </draw:frame>
        <draw:custom-shape draw:style-name="gr8" draw:text-style-name="P1" draw:layer="layout" svg:width="14.8cm" svg:height="2.657cm" svg:x="6.2cm" svg:y="4cm">
          <text:p/>
          <draw:enhanced-geometry svg:viewBox="0 0 21600 21600" draw:type="rectangle" draw:enhanced-path="M 0 0 L 21600 0 21600 21600 0 21600 0 0 Z N"/>
        </draw:custom-shape>
        <presentation:notes draw:style-name="dp2">
          <draw:page-thumbnail draw:style-name="gr9"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style-name="gr10" draw:text-style-name="P1" draw:layer="layout" svg:width="23cm" svg:height="8cm" svg:x="1.6cm" svg:y="3.8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自動計算システム</text:p>
          </draw:text-box>
        </draw:frame>
        <draw:frame draw:style-name="gr4" draw:layer="layout" svg:width="12.8cm" svg:height="0.89cm" svg:x="1.8cm" svg:y="3.8cm">
          <draw:text-box>
            <text:p>外部大型計算機</text:p>
          </draw:text-box>
        </draw:frame>
        <draw:frame draw:style-name="gr6" draw:text-style-name="P1" draw:layer="layout" svg:width="3.4cm" svg:height="1.673cm" svg:x="2.8cm" svg:y="7cm">
          <draw:text-box>
            <text:p text:style-name="P1">PC</text:p>
            <text:p text:style-name="P1">管理用DB</text:p>
          </draw:text-box>
        </draw:frame>
        <draw:frame draw:style-name="gr7" draw:text-style-name="P1" draw:layer="layout" svg:width="5cm" svg:height="2.24cm" svg:x="10cm" svg:y="4.7cm">
          <draw:text-box>
            <text:p text:style-name="P1">外部計算機フロントエンド</text:p>
            <text:p text:style-name="P1">Job scheduler1</text:p>
          </draw:text-box>
        </draw:frame>
        <draw:line draw:style-name="gr5" draw:text-style-name="P1" draw:layer="layout" svg:x1="6.8cm" svg:y1="7.2cm" svg:x2="8.6cm" svg:y2="7.2cm">
          <text:p/>
        </draw:line>
        <draw:line draw:style-name="gr5" draw:text-style-name="P1" draw:layer="layout" svg:x1="8.4cm" svg:y1="7.8cm" svg:x2="6.8cm" svg:y2="7.8cm">
          <text:p/>
        </draw:line>
        <draw:frame draw:style-name="gr2" draw:text-style-name="P1" draw:layer="layout" svg:width="5cm" svg:height="1.816cm" svg:x="17.2cm" svg:y="4.8cm">
          <draw:text-box>
            <text:p text:style-name="P1">計算サーバー</text:p>
          </draw:text-box>
        </draw:frame>
        <draw:line draw:style-name="gr5" draw:text-style-name="P1" draw:layer="layout" svg:x1="15.4cm" svg:y1="5.49cm" svg:x2="17.2cm" svg:y2="5.49cm">
          <text:p/>
        </draw:line>
        <draw:line draw:style-name="gr5" draw:text-style-name="P1" draw:layer="layout" svg:x1="17cm" svg:y1="5.89cm" svg:x2="15.4cm" svg:y2="5.89cm">
          <text:p/>
        </draw:line>
        <draw:custom-shape draw:style-name="gr8" draw:text-style-name="P1" draw:layer="layout" svg:width="13.6cm" svg:height="2.8cm" svg:x="9.3cm" svg:y="4.4cm">
          <text:p/>
          <draw:enhanced-geometry svg:viewBox="0 0 21600 21600" draw:type="rectangle" draw:enhanced-path="M 0 0 L 21600 0 21600 21600 0 21600 0 0 Z N"/>
        </draw:custom-shape>
        <draw:frame draw:style-name="gr7" draw:text-style-name="P1" draw:layer="layout" svg:width="5cm" svg:height="2.24cm" svg:x="9.9cm" svg:y="8.1cm">
          <draw:text-box>
            <text:p text:style-name="P1">外部計算機フロントエンド</text:p>
            <text:p text:style-name="P1">Job scheduler2</text:p>
          </draw:text-box>
        </draw:frame>
        <draw:frame draw:style-name="gr2" draw:text-style-name="P1" draw:layer="layout" svg:width="5cm" svg:height="1.816cm" svg:x="17.1cm" svg:y="8.2cm">
          <draw:text-box>
            <text:p text:style-name="P1">計算サーバー</text:p>
          </draw:text-box>
        </draw:frame>
        <draw:line draw:style-name="gr5" draw:text-style-name="P1" draw:layer="layout" svg:x1="15.3cm" svg:y1="8.89cm" svg:x2="17.1cm" svg:y2="8.89cm">
          <text:p/>
        </draw:line>
        <draw:line draw:style-name="gr5" draw:text-style-name="P1" draw:layer="layout" svg:x1="16.9cm" svg:y1="9.29cm" svg:x2="15.3cm" svg:y2="9.29cm">
          <text:p/>
        </draw:line>
        <draw:custom-shape draw:style-name="gr8" draw:text-style-name="P1" draw:layer="layout" svg:width="13.6cm" svg:height="2.8cm" svg:x="9.2cm" svg:y="7.8cm">
          <text:p/>
          <draw:enhanced-geometry svg:viewBox="0 0 21600 21600" draw:type="rectangle" draw:enhanced-path="M 0 0 L 21600 0 21600 21600 0 21600 0 0 Z N"/>
        </draw:custom-shape>
        <draw:line draw:style-name="gr5" draw:text-style-name="P1" draw:layer="layout" svg:x1="14.2cm" svg:y1="13.2cm" svg:x2="14.2cm" svg:y2="11.2cm">
          <text:p/>
        </draw:line>
        <draw:frame draw:style-name="gr4" draw:layer="layout" svg:width="17.4cm" svg:height="0.962cm" svg:x="9.2cm" svg:y="13.399cm">
          <draw:text-box>
            <text:p>外部計算機のheterogenousなjob schedulerの面倒は見ない。</text:p>
          </draw:text-box>
        </draw:frame>
        <draw:frame draw:style-name="gr4" draw:layer="layout" svg:width="6.2cm" svg:height="0.962cm" svg:x="1.4cm" svg:y="13.4cm">
          <draw:text-box>
            <text:p>policy</text:p>
          </draw:text-box>
        </draw:frame>
        <draw:line draw:style-name="gr5" draw:text-style-name="P1" draw:layer="layout" svg:x1="5.4cm" svg:y1="15cm" svg:x2="5.4cm" svg:y2="11.038cm">
          <text:p/>
        </draw:line>
        <draw:frame draw:style-name="gr11" draw:layer="layout" svg:width="24.22cm" svg:height="1.673cm" svg:x="2.38cm" svg:y="15.474cm">
          <draw:text-box>
            <text:list text:style-name="L1">
              <text:list-item>
                <text:p>なるべく簡単なjob構成にして外部計算機に持っていけるようにdirectory/fileを作る。</text:p>
              </text:list-item>
              <text:list-item>
                <text:p>終了状態に応じて再計算のためのdirectory/fileを容易に理解できる形で作る。</text:p>
              </text:list-item>
            </text:list>
          </draw:text-box>
        </draw:frame>
        <presentation:notes draw:style-name="dp2">
          <draw:page-thumbnail draw:style-name="gr9"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1" draw:layer="layout" svg:width="25.199cm" svg:height="3.506cm" svg:x="1.4cm" svg:y="0.837cm" presentation:class="title">
          <draw:text-box>
            <text:p>自動計算システム</text:p>
          </draw:text-box>
        </draw:frame>
        <draw:frame presentation:style-name="pr3" draw:layer="layout" svg:width="25.199cm" svg:height="12.179cm" svg:x="1.4cm" svg:y="4.914cm" presentation:class="outline" presentation:user-transformed="true">
          <draw:text-box>
            <text:p>仮定</text:p>
            <text:list text:style-name="L2">
              <text:list-item>
                <text:p>計算サーバーはPCと別に存在する。</text:p>
              </text:list-item>
              <text:list-item>
                <text:p>計算サーバーが計算している状態はPCからは分からない。計算サーバーはbatchを用いて計算を行う。</text:p>
              </text:list-item>
            </text:list>
            <text:p text:style-name="P3"/>
            <text:p text:style-name="P3">例：</text:p>
            <text:p text:style-name="P3">jobが正常終了したこと、programが正常終了したこと、電子状態が収束したこと、はすべて状態として異なる。</text:p>
            <text:p text:style-name="P3">jobが正常終了したかどうかは自動計算システムは感知しない。</text:p>
            <text:p text:style-name="P3"/>
            <text:p text:style-name="P3">PCでのstatusと計算サーバーでのstatusの２つの状態を持つ。</text:p>
          </draw:text-box>
        </draw:frame>
        <presentation:notes draw:style-name="dp2">
          <draw:page-thumbnail draw:style-name="gr9"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0">
        <draw:frame presentation:style-name="pr1" draw:layer="layout" svg:width="25.199cm" svg:height="3.506cm" svg:x="1.4cm" svg:y="0.2cm" presentation:class="title" presentation:user-transformed="true">
          <draw:text-box>
            <text:p>Autcc (半自動計算システム)</text:p>
          </draw:text-box>
        </draw:frame>
        <draw:frame draw:style-name="gr7" draw:text-style-name="P4" draw:layer="layout" svg:width="5.6cm" svg:height="1.471cm" svg:x="1cm" svg:y="3.6cm">
          <draw:text-box>
            <text:p text:style-name="P4">DB作成</text:p>
            <text:p text:style-name="P4">$prog -createdb</text:p>
          </draw:text-box>
        </draw:frame>
        <draw:frame draw:style-name="gr12" draw:text-style-name="P4" draw:layer="layout" svg:width="5.8cm" svg:height="1.471cm" svg:x="11.4cm" svg:y="6.729cm">
          <draw:text-box>
            <text:p text:style-name="P4">DBへの登録（随時）</text:p>
            <text:p text:style-name="P4">$prog -init</text:p>
          </draw:text-box>
        </draw:frame>
        <draw:frame draw:style-name="gr7" draw:text-style-name="P4" draw:layer="layout" svg:width="6.4cm" svg:height="2.723cm" svg:x="9.2cm" svg:y="9.877cm">
          <draw:text-box>
            <text:p text:style-name="P4">計算パラメタの追加</text:p>
            <text:p text:style-name="P4">計算サーバーへ送るファイルの作成</text:p>
            <text:p text:style-name="P4">$prog -send</text:p>
          </draw:text-box>
        </draw:frame>
        <draw:frame draw:style-name="gr12" draw:text-style-name="P4" draw:layer="layout" svg:width="4.8cm" svg:height="1.445cm" svg:x="2.2cm" svg:y="13.2cm">
          <draw:text-box>
            <text:p text:style-name="P4">計算終了判定</text:p>
            <text:p text:style-name="P4">$prog -recv</text:p>
          </draw:text-box>
        </draw:frame>
        <draw:frame draw:style-name="gr7" draw:text-style-name="P4" draw:layer="layout" svg:width="6.6cm" svg:height="2.723cm" svg:x="9.2cm" svg:y="14.6cm">
          <draw:text-box>
            <text:p text:style-name="P4">サーバーから持ってきたデータの状態の取り込み</text:p>
            <text:p text:style-name="P4">$prog -updatestatus</text:p>
          </draw:text-box>
        </draw:frame>
        <draw:frame draw:style-name="gr13" draw:text-style-name="P4" draw:layer="layout" svg:width="4cm" svg:height="1.2cm" svg:x="1.8cm" svg:y="19cm">
          <draw:text-box>
            <text:p text:style-name="P4">計算収束</text:p>
          </draw:text-box>
        </draw:frame>
        <draw:line draw:style-name="gr5" draw:text-style-name="P5" draw:layer="layout" svg:x1="10.4cm" svg:y1="7.362cm" svg:x2="11.4cm" svg:y2="7.4cm">
          <text:p/>
        </draw:line>
        <draw:line draw:style-name="gr5" draw:text-style-name="P5" draw:layer="layout" svg:x1="12.2cm" svg:y1="8.6cm" svg:x2="12.2cm" svg:y2="9.8cm">
          <text:p/>
        </draw:line>
        <draw:line draw:style-name="gr5" draw:text-style-name="P5" draw:layer="layout" svg:x1="16.2cm" svg:y1="11cm" svg:x2="19.2cm" svg:y2="11.638cm">
          <text:p/>
        </draw:line>
        <draw:line draw:style-name="gr5" draw:text-style-name="P5" draw:layer="layout" svg:x1="4.4cm" svg:y1="15.4cm" svg:x2="3.8cm" svg:y2="19cm">
          <text:p/>
        </draw:line>
        <draw:custom-shape draw:style-name="gr8" draw:text-style-name="P5" draw:layer="layout" svg:width="7.4cm" svg:height="8.2cm" svg:x="19.6cm" svg:y="8.529cm">
          <text:p/>
          <draw:enhanced-geometry svg:viewBox="0 0 21600 21600" draw:type="rectangle" draw:enhanced-path="M 0 0 L 21600 0 21600 21600 0 21600 0 0 Z N"/>
        </draw:custom-shape>
        <draw:line draw:style-name="gr5" draw:text-style-name="P5" draw:layer="layout" svg:x1="19cm" svg:y1="15.038cm" svg:x2="16.2cm" svg:y2="15.4cm">
          <text:p/>
        </draw:line>
        <draw:frame draw:style-name="gr4" draw:text-style-name="P4" draw:layer="layout" svg:width="5.6cm" svg:height="1.361cm" svg:x="20.2cm" svg:y="9cm">
          <draw:text-box>
            <text:p text:style-name="P4">ServerA</text:p>
            <text:p text:style-name="P4">Submit jobs</text:p>
          </draw:text-box>
        </draw:frame>
        <draw:frame draw:style-name="gr4" draw:text-style-name="P4" draw:layer="layout" svg:width="5.6cm" svg:height="1.361cm" svg:x="20.4cm" svg:y="11.8cm">
          <draw:text-box>
            <text:p text:style-name="P4">ServerB</text:p>
            <text:p text:style-name="P4">Submit jobs</text:p>
          </draw:text-box>
        </draw:frame>
        <draw:frame draw:style-name="gr4" draw:text-style-name="P4" draw:layer="layout" svg:width="5.6cm" svg:height="1.361cm" svg:x="20.4cm" svg:y="14.638cm">
          <draw:text-box>
            <text:p text:style-name="P4">ServerC</text:p>
            <text:p text:style-name="P4">Submit jobs</text:p>
          </draw:text-box>
        </draw:frame>
        <draw:frame draw:style-name="gr7" draw:text-style-name="P4" draw:layer="layout" svg:width="9.2cm" svg:height="2.885cm" svg:x="1cm" svg:y="6.115cm">
          <draw:text-box>
            <text:p text:style-name="P4">人間が行うこと。</text:p>
            <text:p text:style-name="P4">directory毎のデータ作成</text:p>
            <text:p text:style-name="P4">.IDの作成(hash.pyによる）</text:p>
            <text:p text:style-name="P4">DB内はIDにより参照される。</text:p>
          </draw:text-box>
        </draw:frame>
        <draw:frame draw:style-name="gr4" draw:text-style-name="P4" draw:layer="layout" svg:width="18.498cm" svg:height="0.916cm" svg:x="7.902cm" svg:y="18.729cm">
          <draw:text-box>
            <text:p text:style-name="P4">誤って$progを実行してもデータは壊れないように作られている。</text:p>
          </draw:text-box>
        </draw:frame>
        <draw:line draw:style-name="gr5" draw:text-style-name="P1" draw:layer="layout" svg:x1="9cm" svg:y1="16.2cm" svg:x2="6.8cm" svg:y2="15cm">
          <text:p/>
        </draw:line>
        <draw:line draw:style-name="gr5" draw:text-style-name="P1" draw:layer="layout" svg:x1="7.2cm" svg:y1="12.8cm" svg:x2="8.6cm" svg:y2="11.8cm">
          <text:p/>
        </draw:line>
        <draw:frame draw:style-name="gr4" draw:layer="layout" svg:width="3.4cm" svg:height="0.89cm" svg:x="5cm" svg:y="11.51cm">
          <draw:text-box>
            <text:p>収束せず</text:p>
          </draw:text-box>
        </draw:frame>
        <presentation:notes draw:style-name="dp2">
          <draw:page-thumbnail draw:style-name="gr9"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1" draw:layer="layout" svg:width="25.199cm" svg:height="3.506cm" svg:x="1.4cm" svg:y="0.837cm" presentation:class="title">
          <draw:text-box>
            <text:p>directory構成</text:p>
          </draw:text-box>
        </draw:frame>
        <draw:frame draw:style-name="gr13" draw:layer="layout" svg:width="18.8cm" svg:height="1.2cm" svg:x="2.4cm" svg:y="5.6cm">
          <draw:text-box>
            <text:p>inputdata/ <text:s text:c="8"/></text:p>
          </draw:text-box>
        </draw:frame>
        <draw:frame draw:style-name="gr14" draw:layer="layout" svg:width="20.8cm" svg:height="1.8cm" svg:x="2.4cm" svg:y="9.2cm">
          <draw:text-box>
            <text:p>calcdata/<text:tab/></text:p>
          </draw:text-box>
        </draw:frame>
        <draw:frame draw:style-name="gr11" draw:layer="layout" svg:width="19.171cm" svg:height="1.529cm" svg:x="7.2cm" svg:y="9.2cm">
          <draw:text-box>
            <text:p>計算サーバーへ送るために一時ファイルが置かれる。</text:p>
            <text:p>計算終了後は消して良い。</text:p>
          </draw:text-box>
        </draw:frame>
        <draw:frame draw:style-name="gr15" draw:layer="layout" svg:width="10.51cm" svg:height="0.891cm" svg:x="7.29cm" svg:y="5.6cm">
          <draw:text-box>
            <text:p>入力データ、結果ファイルが置かれる。</text:p>
          </draw:text-box>
        </draw:frame>
        <presentation:notes draw:style-name="dp2">
          <draw:page-thumbnail draw:style-name="gr9"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1" draw:layer="layout" svg:width="25.199cm" svg:height="3.506cm" svg:x="1.4cm" svg:y="0.837cm" presentation:class="title">
          <draw:text-box>
            <text:p>一次元に直す。</text:p>
          </draw:text-box>
        </draw:frame>
        <draw:frame presentation:style-name="pr3" draw:text-style-name="P6" draw:layer="layout" svg:width="12cm" svg:height="14.686cm" svg:x="1.4cm" svg:y="4.914cm" presentation:class="outline" presentation:user-transformed="true">
          <draw:text-box>
            <text:p><text:span text:style-name="T1">Inputdata/fcc/random_structure1</text:span></text:p>
            <text:p><text:span text:style-name="T1">Inputdata/fcc/random_structure2</text:span></text:p>
            <text:p><text:span text:style-name="T1">Inputdata/fcc/random_structure3</text:span></text:p>
            <text:p><text:span text:style-name="T1">...</text:span></text:p>
            <text:p><text:span text:style-name="T1">Inputdata/fcc/deformedlattice_structure1</text:span></text:p>
            <text:p><text:span text:style-name="T1">Inputdata/fcc/deformedlattice_structure2</text:span></text:p>
            <text:p><text:span text:style-name="T1">Inputdata/fcc/deformedlattice_structure3</text:span></text:p>
            <text:p><text:span text:style-name="T1"/></text:p>
            <text:p><text:span text:style-name="T1">…</text:span></text:p>
            <text:p><text:span text:style-name="T1">Inputdata/hcp/</text:span><text:span text:style-name="T2">deformedlattice_structure1</text:span></text:p>
            <text:p><text:span text:style-name="T2"/></text:p>
            <text:p><text:span text:style-name="T2"/></text:p>
            <text:p><text:span text:style-name="T2"/></text:p>
            <text:p><text:span text:style-name="T1"/></text:p>
          </draw:text-box>
        </draw:frame>
        <draw:line draw:style-name="gr5" draw:text-style-name="P1" draw:layer="layout" svg:x1="11.4cm" svg:y1="10.6cm" svg:x2="15cm" svg:y2="10.6cm">
          <text:p/>
        </draw:line>
        <draw:frame draw:style-name="gr4" draw:text-style-name="P7" draw:layer="layout" svg:width="8.6cm" svg:height="5.228cm" svg:x="16.2cm" svg:y="7.2cm">
          <draw:text-box>
            <text:p><text:span text:style-name="T3">ID1.0</text:span></text:p>
            <text:p><text:span text:style-name="T3">ID2.0</text:span></text:p>
            <text:p><text:span text:style-name="T3">ID3.0</text:span></text:p>
            <text:p><text:span text:style-name="T3">ID4.0</text:span></text:p>
            <text:p><text:span text:style-name="T3">ID5.0</text:span></text:p>
            <text:p><text:span text:style-name="T3">ID6.0</text:span></text:p>
            <text:p><text:span text:style-name="T3">...</text:span></text:p>
          </draw:text-box>
        </draw:frame>
        <presentation:notes draw:style-name="dp2">
          <draw:page-thumbnail draw:style-name="gr9"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1" draw:layer="layout" svg:width="25.199cm" svg:height="3.506cm" svg:x="1.4cm" svg:y="0.837cm" presentation:class="title">
          <draw:text-box>
            <text:p>autccの実装</text:p>
          </draw:text-box>
        </draw:frame>
        <draw:frame presentation:style-name="pr3" draw:text-style-name="P4" draw:layer="layout" svg:width="25.199cm" svg:height="14.886cm" svg:x="1.4cm" svg:y="4.914cm" presentation:class="outline" presentation:user-transformed="true">
          <draw:text-box>
            <text:list text:style-name="L2">
              <text:list-item>
                <text:p><text:span text:style-name="T4">autcc -createdb</text:span></text:p>
              </text:list-item>
            </text:list>
            <text:p><text:span text:style-name="T4"><text:s/></text:span><text:span text:style-name="T4">database</text:span><text:span text:style-name="T4">を作る。</text:span></text:p>
            <text:p><text:span text:style-name="T4"/></text:p>
            <text:list text:style-name="L3">
              <text:list-item>
                <text:p><text:span text:style-name="T4">autcc -init</text:span></text:p>
              </text:list-item>
            </text:list>
            <text:p><text:span text:style-name="T4">Inputdir/</text:span><text:span text:style-name="T4">以下で</text:span><text:span text:style-name="T4">file .ID</text:span><text:span text:style-name="T4">がある</text:span><text:span text:style-name="T4">directory</text:span><text:span text:style-name="T4">を検索する。</text:span></text:p>
            <text:p><text:span text:style-name="T4">ID</text:span><text:span text:style-name="T4">が</text:span><text:span text:style-name="T4">DB</text:span><text:span text:style-name="T4">にある場合は</text:span><text:span text:style-name="T4">status=(new,idle)</text:span><text:span text:style-name="T4">にする。</text:span><text:span text:style-name="T4">count=0</text:span></text:p>
            <text:p><text:span text:style-name="T4">ID</text:span><text:span text:style-name="T4">が</text:span><text:span text:style-name="T4">DB</text:span><text:span text:style-name="T4">にあるものに対しては何もしない。（</text:span><text:span text:style-name="T4">inputdir/</text:span><text:span text:style-name="T4">に</text:span><text:span text:style-name="T4">directory</text:span><text:span text:style-name="T4">を随時追加して良い。）</text:span></text:p>
            <text:p><text:span text:style-name="T4"/></text:p>
            <text:list text:continue-numbering="true" text:style-name="L3">
              <text:list-item>
                <text:p><text:span text:style-name="T4">autcc -send</text:span></text:p>
              </text:list-item>
            </text:list>
            <text:p><text:span text:style-name="T4">calcdata/ID.count/</text:span><text:span text:style-name="T4">をつくる。</text:span><text:span text:style-name="T4">count</text:span><text:span text:style-name="T4">により</text:span><text:span text:style-name="T4">inputfile</text:span><text:span text:style-name="T4">をつくる。入力ファイルから</text:span><text:span text:style-name="T4">inputfile</text:span><text:span text:style-name="T4">をつくる</text:span><text:span text:style-name="T4">routine</text:span><text:span text:style-name="T4">をつくる必要がある。</text:span></text:p>
            <text:p><text:span text:style-name="T4">（</text:span><text:span text:style-name="T4">count&gt;0</text:span><text:span text:style-name="T4">の場合は先の計算で失敗しているので収束パラメタを変更することになる。）</text:span></text:p>
            <text:p><text:span text:style-name="T4">必要なファイルのコピーなども可能。</text:span></text:p>
            <text:p><text:span text:style-name="T4">calcdata/ID.count/.EXECSTATUS</text:span><text:span text:style-name="T4">をつくる。サーバー上の計算状態を表す。ファイルの中身は</text:span><text:span text:style-name="T4">idle</text:span><text:span text:style-name="T4">。</text:span></text:p>
            <text:p><text:span text:style-name="T4">ID</text:span><text:span text:style-name="T4">の状態を</text:span><text:span text:style-name="T4">(submitted,idle)</text:span><text:span text:style-name="T4">にする。</text:span></text:p>
            <text:p><text:span text:style-name="T4"/></text:p>
            <text:p><text:span text:style-name="T4">ファイルを計算サーバーへ持っていく。</text:span><text:span text:style-name="T4">job</text:span><text:span text:style-name="T4">が正常終了したら</text:span><text:span text:style-name="T4">ID.count/.EXECSTATUS</text:span><text:span text:style-name="T4">の中身を</text:span><text:span text:style-name="T4">finished</text:span><text:span text:style-name="T4">としておく。（</text:span><text:span text:style-name="T4">PC</text:span><text:span text:style-name="T4">からは</text:span><text:span text:style-name="T4">job</text:span><text:span text:style-name="T4">の状態は分</text:span><text:span text:style-name="T4">からない。）</text:span></text:p>
            <text:p><text:span text:style-name="T4">計算サーバーからファイルを</text:span><text:span text:style-name="T4">calcdata/ID.count</text:span><text:span text:style-name="T4">へコピーする。</text:span></text:p>
            <text:p><text:span text:style-name="T4"/></text:p>
            <text:list text:style-name="L4">
              <text:list-item>
                <text:p><text:span text:style-name="T4">autcc -updatestatus</text:span></text:p>
              </text:list-item>
            </text:list>
            <text:p><text:span text:style-name="T4">ID.count/.EXECSTATUS</text:span><text:span text:style-name="T4">の状態を</text:span><text:span text:style-name="T4">DB</text:span><text:span text:style-name="T4">に反映させる。計算が終了していなければ</text:span><text:span text:style-name="T4">(submitted,idle)</text:span><text:span text:style-name="T4">、終了していれば</text:span><text:span text:style-name="T4">(submitted,finished)</text:span><text:span text:style-name="T4">になる。</text:span></text:p>
            <text:p><text:span text:style-name="T4">autcc -recv</text:span></text:p>
            <text:p><text:span text:style-name="T4">(submitted,finished)</text:span><text:span text:style-name="T4">のみ処理を行う。</text:span></text:p>
            <text:p><text:span text:style-name="T4">Calcdata/ID.count/output_scf.txt </text:span><text:span text:style-name="T4">から</text:span><text:span text:style-name="T4">SCF</text:span><text:span text:style-name="T4">が収束したかを判定する。収束していたら</text:span><text:span text:style-name="T4">(claculated,finished)</text:span><text:span text:style-name="T4">、収束していなかったら</text:span><text:span text:style-name="T4">(new,idle),count++</text:span><text:span text:style-name="T4">をする。</text:span></text:p>
          </draw:text-box>
        </draw:frame>
        <presentation:notes draw:style-name="dp2">
          <draw:page-thumbnail draw:style-name="gr9"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1" draw:layer="layout" svg:width="25.199cm" svg:height="3.506cm" svg:x="1.4cm" svg:y="0.837cm" presentation:class="title">
          <draw:text-box>
            <text:p>autcc利用法</text:p>
          </draw:text-box>
        </draw:frame>
        <draw:frame draw:style-name="gr7" draw:layer="layout" svg:width="23.8cm" svg:height="3.806cm" svg:x="2.4cm" svg:y="4cm">
          <draw:text-box>
            <text:p>At local PC</text:p>
            <text:p>$ db11.py -createdb</text:p>
            <text:p>$ db11.py -init</text:p>
            <text:p>$ db11.py -send</text:p>
            <text:p>$ rsync-send-data.sh</text:p>
          </draw:text-box>
        </draw:frame>
        <draw:frame draw:style-name="gr7" draw:layer="layout" svg:width="23.8cm" svg:height="3.806cm" svg:x="2.4cm" svg:y="8.599cm">
          <draw:text-box>
            <text:p>At computational server</text:p>
            <text:p>$ for n in calcdatadirectory; do submit batchfile.sh; done</text:p>
            <text:p>…</text:p>
            <text:p>$ for n in calcdatadirectory; do { echo finished &gt; $n/.EXECSTATUS, if job is successfully finished; done} </text:p>
          </draw:text-box>
        </draw:frame>
        <draw:frame draw:style-name="gr7" draw:layer="layout" svg:width="23.8cm" svg:height="5.939cm" svg:x="2.4cm" svg:y="13.061cm">
          <draw:text-box>
            <text:p>At local PC</text:p>
            <text:p>$ rsync-receve-data.sh</text:p>
            <text:p>$ db11.py -updatestatus</text:p>
            <text:p>$ db11.py -recv</text:p>
            <text:p>$ db11.py -purge</text:p>
            <text:p>If all the jobs are not converged</text:p>
            <text:p>$ db11.py -send</text:p>
            <text:p>...</text:p>
          </draw:text-box>
        </draw:frame>
        <presentation:notes draw:style-name="dp2">
          <draw:page-thumbnail draw:style-name="gr9"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5:46:56.379237818</meta:creation-date>
    <dc:date>2015-05-29T15:27:02.129322959</dc:date>
    <meta:editing-duration>PT2H21M20S</meta:editing-duration>
    <meta:editing-cycles>19</meta:editing-cycles>
    <meta:generator>LibreOffice/4.2.8.2$Linux_X86_64 LibreOffice_project/420m0$Build-2</meta:generator>
    <meta:document-statistic meta:object-count="119"/>
  </office:meta>
</office:document-meta>
</file>